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ave in our faith, Bold in our love</text:p>
      <text:p text:style-name="P1"/>
      <text:p text:style-name="Text_20_body">In line with the Churches Together in England’s Statement of Faith: </text:p>
      <text:p text:style-name="Text_20_body">We acknowledge God’s revelation in Christ, we confess the Lord Jesus Christ as God and Saviour according to the Scriptures, and, in obedience to God’s will and in the power of the Holy Spirit commit ourselves: </text:p>
      <text:list xml:id="list644861911309091873" text:style-name="L2">
        <text:list-item>
          <text:p text:style-name="P6">to seek a deepening of our communion with Christ and with one another in the Church, which is his body; </text:p>
        </text:list-item>
        <text:list-item>
          <text:p text:style-name="P4">to fulfil our mission to proclaim the Gospel by common witness and service in the world </text:p>
        </text:list-item>
      </text:list>
      <text:p text:style-name="Text_20_body"> To the glory of the one God, Father, Son and Holy Spir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30T08:37:45.69</meta:creation-date>
    <dc:date>2024-05-30T08:54:36.92</dc:date>
    <meta:editing-duration>PT4M11S</meta:editing-duration>
    <meta:editing-cycles>3</meta:editing-cycles>
    <meta:generator>OpenOffice/4.1.15$Win32 OpenOffice.org_project/4115m2$Build-9813</meta:generator>
    <meta:document-statistic meta:table-count="0" meta:image-count="0" meta:object-count="0" meta:page-count="1" meta:paragraph-count="6" meta:word-count="105" meta:character-count="566"/>
  </office:meta>
</office:document-meta>
</file>